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 Sans" svg:font-family="'Open Sans', sans-serif"/>
    <style:font-face style:name="Albany AMT" svg:font-family="'Albany AMT'" style:font-family-generic="system"/>
    <style:font-face style:name="Thorndale AMT" svg:font-family="'Thorndale AMT'" style:font-family-generic="system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Standard">
      <style:text-properties style:font-name="Arial" style:font-name-complex="Arial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language-complex="ar" style:country-complex="SA"/>
    </style:style>
    <style:style style:name="P4" style:family="paragraph" style:parent-style-name="Text_20_body">
      <style:text-properties style:font-name="Arial" fo:font-size="12pt" style:font-size-asian="12pt" style:font-name-complex="Arial" style:language-complex="ar" style:country-complex="SA"/>
    </style:style>
    <style:style style:name="P5" style:family="paragraph" style:parent-style-name="Standard">
      <style:paragraph-properties fo:margin-left="0.5in" fo:margin-right="0in" fo:text-indent="-0.5in" style:auto-text-indent="false">
        <style:tab-stops>
          <style:tab-stop style:position="-1in"/>
          <style:tab-stop style:position="0.5in"/>
        </style:tab-stops>
      </style:paragraph-properties>
      <style:text-properties style:font-name="Arial" fo:font-size="12pt" style:font-size-asian="12pt" style:font-name-complex="Arial" style:language-complex="ar" style:country-complex="SA"/>
    </style:style>
    <style:style style:name="P6" style:family="paragraph" style:parent-style-name="Standard" style:master-page-name="MP0">
      <style:paragraph-properties style:page-number="auto" fo:break-before="page">
        <style:tab-stops>
          <style:tab-stop style:position="3.25in" style:type="center"/>
        </style:tab-stops>
      </style:paragraph-properties>
    </style:style>
    <style:style style:name="P7" style:family="paragraph" style:parent-style-name="Standard" style:list-style-name="WWNum1">
      <style:paragraph-properties fo:margin-left="0in" fo:margin-right="0in" fo:text-indent="-0.5in" style:auto-text-indent="false">
        <style:tab-stops>
          <style:tab-stop style:position="-1in"/>
          <style:tab-stop style:position="0.5in"/>
        </style:tab-stops>
      </style:paragraph-properties>
      <style:text-properties style:font-name="Arial" fo:font-size="12pt" style:font-size-asian="12pt" style:font-name-complex="Arial" style:language-complex="ar" style:country-complex="SA"/>
    </style:style>
    <style:style style:name="P8" style:family="paragraph" style:parent-style-name="Standard">
      <style:paragraph-properties fo:margin-left="0in" fo:margin-right="0in" fo:text-indent="-0.5in" style:auto-text-indent="false">
        <style:tab-stops>
          <style:tab-stop style:position="-1in"/>
          <style:tab-stop style:position="0.5in"/>
        </style:tab-stops>
      </style:paragraph-properties>
    </style:style>
    <style:style style:name="P9" style:family="paragraph" style:parent-style-name="Standard" style:list-style-name="WWNum1">
      <style:paragraph-properties fo:margin-left="0in" fo:margin-right="0in" fo:text-indent="-0.5in" style:auto-text-indent="false">
        <style:tab-stops>
          <style:tab-stop style:position="-1in"/>
          <style:tab-stop style:position="0.5in"/>
        </style:tab-stops>
      </style:paragraph-properties>
    </style:style>
    <style:style style:name="P10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-1in"/>
          <style:tab-stop style:position="0.5in"/>
        </style:tab-stops>
      </style:paragraph-properties>
    </style:style>
    <style:style style:name="P11" style:family="paragraph" style:parent-style-name="Standard">
      <style:paragraph-properties fo:margin-left="0.5in" fo:margin-right="0in" fo:text-indent="-0.5in" style:auto-text-indent="false">
        <style:tab-stops>
          <style:tab-stop style:position="-1in"/>
          <style:tab-stop style:position="0.5in"/>
        </style:tab-stops>
      </style:paragraph-properties>
      <style:text-properties style:font-name="Arial" fo:font-size="12pt" style:font-size-asian="12pt" style:font-name-complex="Arial" style:language-complex="ar" style:country-complex="SA"/>
    </style:style>
    <style:style style:name="T1" style:family="text">
      <style:text-properties fo:color="#000000" fo:font-size="12pt" style:font-size-asian="12pt" style:language-complex="ar" style:country-complex="SA"/>
    </style:style>
    <style:style style:name="T2" style:family="text">
      <style:text-properties fo:color="#000000" style:language-complex="ar" style:country-complex="SA"/>
    </style:style>
    <style:style style:name="T3" style:family="text">
      <style:text-properties style:font-name="Arial" fo:font-size="12pt" style:font-size-asian="12pt" style:font-name-complex="Arial" style:language-complex="ar" style:country-complex="SA"/>
    </style:style>
    <style:style style:name="T4" style:family="text">
      <style:text-properties style:font-name="Arial" fo:font-size="12pt" style:font-name-asian="Thorndale AMT" style:font-size-asian="12pt" style:language-asian="zh" style:country-asian="CN" style:font-name-complex="Arial" style:language-complex="ar" style:country-complex="SA"/>
    </style:style>
    <style:style style:name="T5" style:family="text">
      <style:text-properties style:font-name="Arial" fo:font-size="12pt" style:text-underline-style="solid" style:text-underline-width="auto" style:text-underline-color="#000000" style:text-underline-mode="continuous" style:text-overline-mode="continuous" style:text-line-through-mode="continuous" style:font-name-asian="Thorndale AMT" style:font-size-asian="12pt" style:language-asian="zh" style:country-asian="CN" style:font-name-complex="Arial" style:language-complex="ar" style:country-complex="SA"/>
    </style:style>
    <style:style style:name="T6" style:family="text">
      <style:text-properties style:font-name="Arial" fo:font-size="12pt" style:text-underline-style="solid" style:text-underline-width="auto" style:text-underline-color="#000000" fo:font-weight="bold" style:text-underline-mode="continuous" style:text-overline-mode="continuous" style:text-line-through-mode="continuous" style:font-name-asian="Thorndale AMT" style:font-size-asian="12pt" style:language-asian="zh" style:country-asian="CN" style:font-weight-asian="bold" style:font-name-complex="Arial" style:language-complex="ar" style:country-complex="SA" style:font-weight-complex="bold"/>
    </style:style>
    <style:style style:name="T7" style:family="text">
      <style:text-properties style:font-name="Arial" fo:font-size="12pt" style:text-underline-style="none" fo:font-weight="bold" style:text-underline-mode="continuous" style:text-overline-mode="continuous" style:text-line-through-mode="continuous" style:font-name-asian="Thorndale AMT" style:font-size-asian="12pt" style:language-asian="zh" style:country-asian="CN" style:font-weight-asian="bold" style:font-name-complex="Arial" style:language-complex="ar" style:country-complex="SA" style:font-weight-complex="bold"/>
    </style:style>
    <style:style style:name="T8" style:family="text">
      <style:text-properties style:font-name="Arial" fo:font-size="12pt" fo:font-weight="bold" style:font-size-asian="12pt" style:font-weight-asian="bold" style:font-name-complex="Arial" style:language-complex="ar" style:country-complex="SA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3"><text:s/></text:span></text:span><text:bookmark-start text:name="__DdeLink__1603_1274495786"/><text:span text:style-name="Default_20_Paragraph_20_Font"><text:span text:style-name="T3"><text:s text:c="38"/>CIS 121 - <text:s text:c="2"/>Exercise - <text:s/>Module 3-1</text:span></text:span></text:p>
      <text:p text:style-name="P2"/>
      <text:p text:style-name="P4">DO NOT USE PRINT SCREEN for this or any other exercise, unless you are told to do so. <text:s/>Write the commands that you use and display the results where appropriate by doing a copy &amp; paste into this or another document. <text:s/>Like most exercises, it is assumed that you are remotely connected to cidermill, unless otherwise stated. <text:s/>Important: Do not use the lp command when logged into cidermill from home. <text:s/>It will try to print on the default printer in the classroom.</text:p>
      <text:p text:style-name="P3"><text:s/></text:p>
      <text:list xml:id="list1892603790146742296" text:style-name="L1">
        <text:list-item>
          <text:p text:style-name="P10"><text:span text:style-name="Default_20_Paragraph_20_Font"><text:span text:style-name="T4">List the contents of your home directory. <text:s/>Write the command you used to do this and turn in the list. <text:s/></text:span></text:span><text:span text:style-name="Default_20_Paragraph_20_Font"><text:span text:style-name="T5">Circle or mark the items that are directories. </text:span></text:span><text:span text:style-name="Default_20_Paragraph_20_Font"><text:span text:style-name="T7">“ls” “poem2 </text:span></text:span><text:span text:style-name="Default_20_Paragraph_20_Font"><text:span text:style-name="T6">culture house1 house2</text:span></text:span><text:span text:style-name="Default_20_Paragraph_20_Font"><text:span text:style-name="T7">”</text:span></text:span></text:p>
        </text:list-item>
      </text:list>
      <text:p text:style-name="P5">2.<text:tab/>What is the last modification date of “house2”? <text:s/>Write the command you used to display this information. <text:s text:c="2"/>(For “house2” only.) <text:span text:style-name="T9">2021-01-04 15:01 “stat house2” </text:span></text:p>
      <text:p text:style-name="P5">3.<text:tab/>Write the command you would use to print a file called “printme” on a printer called “TI_333”. <text:s/>You can create the file and try to print it, but it will not work since the printer doesn't exist. <text:s/>(Saving paper) <text:span text:style-name="T9">“lp -d TI_333 printme”</text:span></text:p>
      <text:p text:style-name="P5">4.<text:tab/>View the contents of the file called “free” one screen at a time. <text:s/>How many screens did it take to see all of it? <text:s/>If you don't see a file called free in your home directory, type the command: <text:s/>ln <text:s text:c="2"/>~c12100/free <text:s text:c="2"/>~/free <text:s text:c="8"/>Write the command you used to view the file. <text:span text:style-name="T9">“more free” 4</text:span></text:p>
      <text:p text:style-name="P5">5.<text:tab/>While looking at free, scroll back and look at the first page. <text:s/>How did you do that? <text:s/>Hint: <text:s/>type a '?' to see a list of commands. <text:span text:style-name="T9">“b”</text:span></text:p>
      <text:p text:style-name="P5">6.<text:tab/>Create a file named myfile and write at least 4 lines in it; view the file on your screen when you finish. <text:s/>Write the command(s) you used to create and view the file. <text:span text:style-name="T9">“printf "line 1\nline 2\nline 3\nline 4\n" &gt; myfile” “cat myfile”</text:span></text:p>
      <text:p text:style-name="P5">7.<text:tab/>Enter the command: <text:s/>cat myfile &gt; f1 <text:s text:c="3"/>View myfile and view f1. <text:s/>What happened? <text:span text:style-name="T9">Myfile's contents was written into f1</text:span></text:p>
      <text:p text:style-name="P5">8.<text:tab/>Create a list of all the people logged into cidermill and save it in a file. <text:s/>Append your name to the end of the file. <text:s/>Write the commands you used. <text:s/>Append a copy of the file to your homework. <text:span text:style-name="T9">“w &gt; loggedin” “echo "andrew" &gt;&gt; loggedin”</text:span></text:p>
      <text:list xml:id="list7825923894878470397" text:style-name="WWNum1">
        <text:list-item text:start-value="9">
          <text:p text:style-name="P7">Write the command that you would use to find out if a user called “frisco” is logged on AND active. <text:s/>(Don't use “who”.) <text:s/>The command you create should only return information on frisco, no other user. <text:span text:style-name="T9">“w frisco”</text:span></text:p>
        </text:list-item>
        <text:list-item>
          <text:p text:style-name="P7">Display the calendar for the month of June 2019. <text:s text:c="2"/>Write the command that you used and copy the output to your homework. <text:span text:style-name="T9">“cal 6 2019”</text:span></text:p>
        </text:list-item>
        <text:list-item>
          <text:p text:style-name="P7">List four shells that are available on our UNIX system. <text:s/>(We don't have /etc/shells, but they were mentioned in the video.) <text:span text:style-name="T9">bash sh zsh csh</text:span></text:p>
        </text:list-item>
        <text:list-item>
          <text:p text:style-name="P7">Write a single command that will take you to pgeyer's home directory. <text:s/>(Making pgeyer's home directory your present working directory.) <text:span text:style-name="T9">cd /home/pgeyer</text:span></text:p>
        </text:list-item>
        <text:list-item>
          <text:p text:style-name="P7">Write a command that will list the files in your home directory, no matter where or who you are. <text:span text:style-name="T9">“ls ~”</text:span></text:p>
        </text:list-item>
      </text:list>
      <text:p text:style-name="P5"><text:tab/><text:tab/> <text:s text:c="4"/>d0</text:p>
      <text:p text:style-name="P5"><text:s text:c="24"/>/ <text:s text:c="6"/>\</text:p>
      <text:p text:style-name="P5"><text:s text:c="21"/>d1 <text:s text:c="6"/>d2</text:p>
      <text:p text:style-name="P5"><text:s text:c="20"/>/ <text:s text:c="2"/>\ <text:s text:c="5"/>/ <text:s text:c="3"/>\</text:p>
      <text:p text:style-name="P5"><text:s text:c="17"/>d3 <text:s text:c="2"/>d4 d5 <text:s text:c="2"/>d6</text:p>
      <text:p text:style-name="P5"/>
      <text:list xml:id="list1962700741" text:continue-numbering="true" text:style-name="WWNum1">
        <text:list-item>
          <text:p text:style-name="P7">Given the above directory structure, how do I move from d0 to d1 in one command? <text:span text:style-name="T9">“cd </text:span><text:soft-page-break/><text:span text:style-name="T9">d0 d1”</text:span></text:p>
        </text:list-item>
        <text:list-item>
          <text:p text:style-name="P7">Given the above directory structure, how do I move from d1 to d0 in one command? <text:span text:style-name="T9">“cd ..”</text:span></text:p>
        </text:list-item>
        <text:list-item>
          <text:p text:style-name="P7">Given the above directory structure, how do I move from d0 to d3 in one command?<text:span text:style-name="T9"> “cd d1/d3”</text:span></text:p>
        </text:list-item>
        <text:list-item>
          <text:p text:style-name="P7">Given the above directory structure, how do I move from d3 to d0 in one command? <text:span text:style-name="T9">“cd ../..”</text:span></text:p>
        </text:list-item>
        <text:list-item>
          <text:p text:style-name="P7">Given the above directory structure, how do I move from d3 to d4 in one command? <text:span text:style-name="T9">“cd ../d4”</text:span></text:p>
        </text:list-item>
        <text:list-item>
          <text:p text:style-name="P7">Given the above directory structure, how do I move from d4 to d2 in one command? <text:span text:style-name="T9">“cd ../../d2”</text:span></text:p>
        </text:list-item>
        <text:list-item>
          <text:p text:style-name="P7">Given the above directory structure, how do I move from d2 to d3 in one command? <text:span text:style-name="T9">“cd ../d1/d3”</text:span></text:p>
        </text:list-item>
        <text:list-item>
          <text:p text:style-name="P7">Given the above directory structure, how do I move from d3 to d6 in one command? <text:span text:style-name="T9">“cd ../../d2.d6”</text:span></text:p>
        </text:list-item>
        <text:list-item>
          <text:p text:style-name="P9"><text:bookmark-end text:name="__DdeLink__1603_1274495786"/><text:span text:style-name="Default_20_Paragraph_20_Font"><text:span text:style-name="T3">Why do we use the command line? <text:s/></text:span></text:span><text:span text:style-name="Default_20_Paragraph_20_Font"><text:span text:style-name="T8">It is more efficient to use</text:span></text:span></text:p>
        </text:list-item>
      </text:list>
      <text:p text:style-name="P8"><text:span text:style-name="Default_20_Paragraph_20_Font"><text:span text:style-name="T3"/></text:span></text:p>
      <text:p text:style-name="P8"/>
      <text:p text:style-name="P8"/>
      <text:p text:style-name="P8"/>
      <text:p text:style-name="P8"><text:s/>05:52:35 up 14 days, 22:13, <text:s/>2 users, <text:s/>load average: 0.00, 0.01, 0.05</text:p>
      <text:p text:style-name="P8">USER <text:s text:c="4"/>TTY <text:s text:c="5"/>FROM <text:s text:c="12"/>LOGIN@ <text:s text:c="2"/>IDLE <text:s text:c="2"/>JCPU <text:s text:c="2"/>PCPU WHAT</text:p>
      <text:p text:style-name="P8">andrew</text:p>
      <text:p text:style-name="P8"/>
      <text:p text:style-name="P8"><text:s text:c="6"/>June 2019 <text:s text:c="4"/></text:p>
      <text:p text:style-name="P8">Su Mo Tu We Th Fr Sa</text:p>
      <text:p text:style-name="P8"><text:s text:c="19"/>1</text:p>
      <text:p text:style-name="P8"><text:s/>2 <text:s/>3 <text:s/>4 <text:s/>5 <text:s/>6 <text:s/>7 <text:s/>8</text:p>
      <text:p text:style-name="P8"><text:s/>9 10 11 12 13 14 15</text:p>
      <text:p text:style-name="P8">16 17 18 19 20 21 22</text:p>
      <text:p text:style-name="P8">23 24 25 26 27 28 29</text:p>
      <text:p text:style-name="P8">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 Sans" svg:font-family="'Open Sans', sans-serif"/>
    <style:font-face style:name="Albany AMT" svg:font-family="'Albany AMT'" style:font-family-generic="system"/>
    <style:font-face style:name="Thorndale AMT" svg:font-family="'Thorndale AMT'" style:font-family-generic="system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4pt" style:font-name-asian="Times New Roman" style:font-size-asian="14pt" style:language-asian="en" style:country-asian="US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lbany AMT" style:font-name-asian="Albany AM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caption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caption1111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caption111111111111111" style:family="paragraph" style:parent-style-name="Standard">
      <style:paragraph-properties loext:contextual-spacing="false" fo:margin-top="0.0835in" fo:margin-bottom="0.0835in" fo:hyphenation-ladder-count="no-limit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WW-footer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11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1112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111213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11121314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WW-footer123456789101112131415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fo:font-size="12pt" fo:language="en" fo:country="US" style:font-size-asian="12pt" style:font-size-complex="12pt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2_20_2" style:display-name="RTF_Num 2 2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3" style:display-name="RTF_Num 2 3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4" style:display-name="RTF_Num 2 4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5" style:display-name="RTF_Num 2 5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6" style:display-name="RTF_Num 2 6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7" style:display-name="RTF_Num 2 7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8" style:display-name="RTF_Num 2 8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9" style:display-name="RTF_Num 2 9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RTF_5f_Num_20_2_20_10" style:display-name="RTF_Num 2 10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Page_20_Number" style:display-name="Page Number" style:family="text">
      <style:text-properties style:font-name="Thorndale AMT" fo:font-size="12pt" fo:language="en" fo:country="US" style:font-name-asian="Thorndale AMT" style:font-size-asian="12pt" style:language-asian="en" style:country-asian="US" style:font-name-complex="Arial"/>
    </style:style>
    <style:style style:name="Numbering_20_Symbols" style:display-name="Numbering Symbols" style:family="text">
      <style:text-properties style:font-name="Thorndale AMT" fo:font-size="12pt" fo:language="en" fo:country="US" style:font-name-asian="Thorndale AMT" style:font-size-asian="12pt" style:font-name-complex="Thorndale AM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color="#000000" fo:font-size="12pt" style:font-size-asian="12pt" style:language-complex="ar" style:country-complex="SA"/>
    </style:style>
    <style:style style:name="MT2" style:family="text">
      <style:text-properties fo:color="#000000" style:language-complex="ar" style:country-complex="S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9902in" fo:margin-right="0.970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tab/></text:span></text:span><text:span text:style-name="Default_20_Paragraph_20_Font"><text:span text:style-name="MT1"><text:page-number text:select-page="current">2</text:page-number></text:span></text:span><text:span text:style-name="Page_20_Number"><text:span text:style-name="MT2"> of 1<text:tab/>gettysburg.wccnet.edu/aa/web/pgey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Unix OpenOffice.org_project/418m3$Build-9803</meta:generator>
    <meta:initial-creator>Franklin,Jenelle</meta:initial-creator>
    <meta:creation-date>2018-08-06T16:03:00Z</meta:creation-date>
    <dc:date>2021-02-01T18:37:08</dc:date>
    <meta:print-date>2013-09-03T11:44:00Z</meta:print-date>
    <meta:editing-cycles>5</meta:editing-cycles>
    <meta:editing-duration>PT13H33M19S</meta:editing-duration>
    <dc:creator>Andrew Johnson</dc:creator>
    <meta:document-statistic meta:table-count="0" meta:image-count="0" meta:object-count="0" meta:page-count="2" meta:paragraph-count="42" meta:word-count="768" meta:character-count="4187"/>
    <meta:template xlink:type="simple" xlink:actuate="onRequest" xlink:title="" xlink:href="../../../../../tmp/mozilla_pgeyer0/CIS%20121%20Exercise_Module_3-1%20Rev%20B_a.odt/Normal"/>
  </office:meta>
</office:document-meta>
</file>